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0be" officeooo:paragraph-rsid="000d2e31"/>
    </style:style>
    <style:style style:name="P2" style:family="paragraph" style:parent-style-name="Standard">
      <style:text-properties style:font-name="Liberation Sans" fo:font-weight="normal" officeooo:rsid="000c90be" officeooo:paragraph-rsid="000c90be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0c90be" officeooo:paragraph-rsid="000d2e31" style:font-weight-asian="normal" style:font-weight-complex="normal"/>
    </style:style>
    <style:style style:name="P4" style:family="paragraph" style:parent-style-name="Standard">
      <style:text-properties officeooo:paragraph-rsid="000d2e31"/>
    </style:style>
    <style:style style:name="P5" style:family="paragraph" style:parent-style-name="Standard">
      <style:text-properties officeooo:paragraph-rsid="000ec969"/>
    </style:style>
    <style:style style:name="P6" style:family="paragraph" style:parent-style-name="Heading_20_3">
      <style:text-properties officeooo:paragraph-rsid="000d2e31"/>
    </style:style>
    <style:style style:name="T1" style:family="text">
      <style:text-properties officeooo:rsid="000d2e31"/>
    </style:style>
    <style:style style:name="T2" style:family="text">
      <style:text-properties fo:font-variant="normal" fo:text-transform="none" fo:color="#4dac26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4dac26" style:font-name="Arial" fo:font-size="12pt" fo:letter-spacing="normal" fo:font-style="normal" style:text-underline-style="solid" style:text-underline-width="auto" style:text-underline-color="font-color" fo:font-weight="normal" officeooo:rsid="000d2e31"/>
    </style:style>
    <style:style style:name="T4" style:family="text">
      <style:text-properties fo:font-variant="normal" fo:text-transform="none" fo:color="#4dac26" style:font-name="Arial" fo:font-size="12pt" fo:letter-spacing="normal" fo:font-style="normal" style:text-underline-style="solid" style:text-underline-width="auto" style:text-underline-color="font-color" fo:font-weight="normal" officeooo:rsid="000ec969"/>
    </style:style>
    <style:style style:name="T5" style:family="text">
      <style:text-properties fo:font-variant="normal" fo:text-transform="none" fo:color="#4dac26" style:font-name="Arial" fo:font-size="12pt" fo:letter-spacing="normal" fo:font-style="normal" style:text-underline-style="solid" style:text-underline-width="auto" style:text-underline-color="font-color" fo:font-weight="normal" officeooo:rsid="0010ac9a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0d2e31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10ac9a"/>
    </style:style>
    <style:style style:name="T9" style:family="text">
      <style:text-properties style:font-name="Liberation Sans" fo:font-weight="normal" style:font-weight-asian="normal" style:font-weight-complex="normal"/>
    </style:style>
    <style:style style:name="T10" style:family="text">
      <style:text-properties style:font-name="Liberation Sans" fo:font-weight="normal" officeooo:rsid="000d2e31" style:font-weight-asian="normal" style:font-weight-complex="normal"/>
    </style:style>
    <style:style style:name="T11" style:family="text">
      <style:text-properties officeooo:rsid="000ec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s:</text:p>
      <text:p text:style-name="P2"/>
      <text:p text:style-name="P2">Priv<text:span text:style-name="T1">at.-Doz.Dr. Martin Mergili</text:span></text:p>
      <text:p text:style-name="P4"><text:span text:style-name="T10">Phone: </text:span><text:a xlink:type="simple" xlink:href="tel:+43%201%2047654-87219"><text:span text:style-name="T2">+43 1 47654-87219</text:span></text:a></text:p>
      <text:p text:style-name="P4"><text:span text:style-name="T10">Email: </text:span><text:a xlink:type="simple" xlink:href="javascript:linkTo_UnCryptMailto('wksvdy4wkbdsx8wobqsvsJlyue8km8kd');"><text:span text:style-name="T2">martin.mergili@boku.ac.at</text:span></text:a></text:p>
      <text:p text:style-name="P5"><text:span text:style-name="T10">Postal address: </text:span></text:p>
      <text:p text:style-name="P5"><text:span text:style-name="T6">Institute of Applied Geology (IAG) </text:span><text:line-break/><text:span text:style-name="T6">Peter-Jordan-Straße 82</text:span><text:line-break/><text:span text:style-name="T8">A-1</text:span><text:span text:style-name="T6">190 Vienna</text:span></text:p>
      <text:p text:style-name="P4"/>
      <text:p text:style-name="P4"/>
      <text:p text:style-name="P3"><text:span text:style-name="T11">Assoz.Univ-Prof Dr. Clemens Geitner</text:span></text:p>
      <text:p text:style-name="P4"><text:span text:style-name="T10">Phone: </text:span><text:a xlink:type="simple" xlink:href="tel:+43%201%2047654-87219"><text:span text:style-name="T2">+43 </text:span></text:a><text:a xlink:type="simple" xlink:href="tel:+43%201%2047654-87219"><text:span text:style-name="T3">512</text:span></text:a><text:a xlink:type="simple" xlink:href="tel:+43%201%2047654-87219"><text:span text:style-name="T2"> </text:span></text:a><text:a xlink:type="simple" xlink:href="tel:+43%201%2047654-87219"><text:span text:style-name="T3">507</text:span></text:a><text:a xlink:type="simple" xlink:href="tel:+43%201%2047654-87219"><text:span text:style-name="T2">-</text:span></text:a><text:span text:style-name="T4">2895</text:span></text:p>
      <text:p text:style-name="P4"><text:span text:style-name="T10">Email: </text:span><text:a xlink:type="simple" xlink:href="javascript:linkTo_UnCryptMailto('wksvdy4wkbdsx8wobqsvsJlyue8km8kd');"><text:span text:style-name="T5">clemens.geitner</text:span></text:a><text:a xlink:type="simple" xlink:href="javascript:linkTo_UnCryptMailto('wksvdy4wkbdsx8wobqsvsJlyue8km8kd');"><text:span text:style-name="T2">@</text:span></text:a><text:a xlink:type="simple" xlink:href="javascript:linkTo_UnCryptMailto('wksvdy4wkbdsx8wobqsvsJlyue8km8kd');"><text:span text:style-name="T3">uibk</text:span></text:a><text:a xlink:type="simple" xlink:href="javascript:linkTo_UnCryptMailto('wksvdy4wkbdsx8wobqsvsJlyue8km8kd');"><text:span text:style-name="T2">.ac.at</text:span></text:a></text:p>
      <text:p text:style-name="P5"><text:span text:style-name="T10">Postal address: </text:span></text:p>
      <text:p text:style-name="P5"><text:span text:style-name="T6">Institute of </text:span><text:span text:style-name="T7">Geography</text:span><text:line-break/><text:span text:style-name="T7">Innrain 52f</text:span><text:line-break/><text:span text:style-name="T7">A-6020 Innsbruck</text:span></text:p>
      <text:p text:style-name="P4"/>
      <text:p text:style-name="P3"><text:span text:style-name="T1">Dr. Martin Rutzinger</text:span></text:p>
      <text:p text:style-name="P4"><text:span text:style-name="T10">Phone: </text:span><text:a xlink:type="simple" xlink:href="tel:+43%201%2047654-87219"><text:span text:style-name="T2">+43 </text:span></text:a><text:a xlink:type="simple" xlink:href="tel:+43%201%2047654-87219"><text:span text:style-name="T3">512</text:span></text:a><text:a xlink:type="simple" xlink:href="tel:+43%201%2047654-87219"><text:span text:style-name="T2"> </text:span></text:a><text:a xlink:type="simple" xlink:href="tel:+43%201%2047654-87219"><text:span text:style-name="T3">507</text:span></text:a><text:a xlink:type="simple" xlink:href="tel:+43%201%2047654-87219"><text:span text:style-name="T2">-</text:span></text:a><text:span text:style-name="T3">54050</text:span></text:p>
      <text:p text:style-name="P4"><text:span text:style-name="T10">Email: </text:span><text:a xlink:type="simple" xlink:href="javascript:linkTo_UnCryptMailto('wksvdy4wkbdsx8wobqsvsJlyue8km8kd');"><text:span text:style-name="T2">martin.</text:span></text:a><text:a xlink:type="simple" xlink:href="javascript:linkTo_UnCryptMailto('wksvdy4wkbdsx8wobqsvsJlyue8km8kd');"><text:span text:style-name="T3">rutzinger</text:span></text:a><text:a xlink:type="simple" xlink:href="javascript:linkTo_UnCryptMailto('wksvdy4wkbdsx8wobqsvsJlyue8km8kd');"><text:span text:style-name="T2">@</text:span></text:a><text:a xlink:type="simple" xlink:href="javascript:linkTo_UnCryptMailto('wksvdy4wkbdsx8wobqsvsJlyue8km8kd');"><text:span text:style-name="T3">uibk</text:span></text:a><text:a xlink:type="simple" xlink:href="javascript:linkTo_UnCryptMailto('wksvdy4wkbdsx8wobqsvsJlyue8km8kd');"><text:span text:style-name="T2">.ac.at</text:span></text:a></text:p>
      <text:p text:style-name="P5"><text:span text:style-name="T10">Postal address: </text:span></text:p>
      <text:p text:style-name="P5"><text:span text:style-name="T6">Institute of </text:span><text:span text:style-name="T7">Geography</text:span><text:line-break/><text:span text:style-name="T7">Innrain 52f</text:span><text:line-break/><text:span text:style-name="T7">A-6020 Innsbruck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7-05-01T21:35:43.300308179</meta:creation-date>
    <dc:date>2017-05-01T22:11:26.986539710</dc:date>
    <dc:creator>fabs </dc:creator>
    <meta:editing-duration>PT4M5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58" meta:character-count="488" meta:non-whitespace-character-count="442"/>
  </office:meta>
</office:document-meta>
</file>